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776" calcext:value-type="float">
            <text:p>0.67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41" calcext:value-type="float">
            <text:p>0.677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401" calcext:value-type="float">
            <text:p>0.67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643" calcext:value-type="float">
            <text:p>0.67864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01" calcext:value-type="float">
            <text:p>0.678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49" calcext:value-type="float">
            <text:p>0.67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89" calcext:value-type="float">
            <text:p>0.677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6635" calcext:value-type="float">
            <text:p>0.67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38" calcext:value-type="float">
            <text:p>0.67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776" calcext:value-type="float">
            <text:p>0.67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54" calcext:value-type="float">
            <text:p>0.67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26" calcext:value-type="float">
            <text:p>0.678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17" calcext:value-type="float">
            <text:p>0.67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233" calcext:value-type="float">
            <text:p>0.677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018" calcext:value-type="float">
            <text:p>0.678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187" calcext:value-type="float">
            <text:p>0.67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999" calcext:value-type="float">
            <text:p>0.678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12" calcext:value-type="float">
            <text:p>0.677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877" calcext:value-type="float">
            <text:p>0.677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41" calcext:value-type="float">
            <text:p>0.677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411" calcext:value-type="float">
            <text:p>0.678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554" calcext:value-type="float">
            <text:p>0.67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568" calcext:value-type="float">
            <text:p>0.678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738" calcext:value-type="float">
            <text:p>0.677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7458" calcext:value-type="float">
            <text:p>0.677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213" calcext:value-type="float">
            <text:p>0.6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14" calcext:value-type="float">
            <text:p>0.67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264" calcext:value-type="float">
            <text:p>0.678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C</text:p>
          </table:table-cell>
          <table:table-cell office:value-type="float" office:value="0.678833" calcext:value-type="float">
            <text:p>0.678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41" calcext:value-type="float">
            <text:p>0.344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34" calcext:value-type="float">
            <text:p>0.344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015" calcext:value-type="float">
            <text:p>0.34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802" calcext:value-type="float">
            <text:p>0.34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303" calcext:value-type="float">
            <text:p>0.34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72" calcext:value-type="float">
            <text:p>0.34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091" calcext:value-type="float">
            <text:p>0.344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135" calcext:value-type="float">
            <text:p>0.34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441" calcext:value-type="float">
            <text:p>0.344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263" calcext:value-type="float">
            <text:p>0.34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361" calcext:value-type="float">
            <text:p>0.344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156" calcext:value-type="float">
            <text:p>0.344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31" calcext:value-type="float">
            <text:p>0.34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42" calcext:value-type="float">
            <text:p>0.344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083" calcext:value-type="float">
            <text:p>0.34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216" calcext:value-type="float">
            <text:p>0.344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348" calcext:value-type="float">
            <text:p>0.34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761" calcext:value-type="float">
            <text:p>0.34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289" calcext:value-type="float">
            <text:p>0.34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47" calcext:value-type="float">
            <text:p>0.344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769" calcext:value-type="float">
            <text:p>0.343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615" calcext:value-type="float">
            <text:p>0.34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2998" calcext:value-type="float">
            <text:p>0.342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848" calcext:value-type="float">
            <text:p>0.34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4516" calcext:value-type="float">
            <text:p>0.344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3722" calcext:value-type="float">
            <text:p>0.34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C</text:p>
          </table:table-cell>
          <table:table-cell office:value-type="float" office:value="0.345274" calcext:value-type="float">
            <text:p>0.345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25" calcext:value-type="float">
            <text:p>1.0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43" calcext:value-type="float">
            <text:p>1.06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96" calcext:value-type="float">
            <text:p>1.065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67" calcext:value-type="float">
            <text:p>1.066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97" calcext:value-type="float">
            <text:p>1.066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98" calcext:value-type="float">
            <text:p>1.06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588" calcext:value-type="float">
            <text:p>1.06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223" calcext:value-type="float">
            <text:p>1.06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57" calcext:value-type="float">
            <text:p>1.06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25" calcext:value-type="float">
            <text:p>1.0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069" calcext:value-type="float">
            <text:p>1.067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04" calcext:value-type="float">
            <text:p>1.06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38" calcext:value-type="float">
            <text:p>1.065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649" calcext:value-type="float">
            <text:p>1.066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047" calcext:value-type="float">
            <text:p>1.065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947" calcext:value-type="float">
            <text:p>1.065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85" calcext:value-type="float">
            <text:p>1.06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6" calcext:value-type="float">
            <text:p>1.0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569" calcext:value-type="float">
            <text:p>1.06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43" calcext:value-type="float">
            <text:p>1.06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133" calcext:value-type="float">
            <text:p>1.06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7076" calcext:value-type="float">
            <text:p>1.06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255" calcext:value-type="float">
            <text:p>1.065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026" calcext:value-type="float">
            <text:p>1.066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5761" calcext:value-type="float">
            <text:p>1.06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643" calcext:value-type="float">
            <text:p>1.066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456" calcext:value-type="float">
            <text:p>1.066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4791" calcext:value-type="float">
            <text:p>1.06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C</text:p>
          </table:table-cell>
          <table:table-cell office:value-type="float" office:value="1.066944" calcext:value-type="float">
            <text:p>1.066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188" calcext:value-type="float">
            <text:p>0.679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713" calcext:value-type="float">
            <text:p>0.678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796" calcext:value-type="float">
            <text:p>0.678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036" calcext:value-type="float">
            <text:p>0.67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393" calcext:value-type="float">
            <text:p>0.678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997" calcext:value-type="float">
            <text:p>0.678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806" calcext:value-type="float">
            <text:p>0.678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17" calcext:value-type="float">
            <text:p>0.678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923" calcext:value-type="float">
            <text:p>0.67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097" calcext:value-type="float">
            <text:p>0.679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7556" calcext:value-type="float">
            <text:p>0.677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569" calcext:value-type="float">
            <text:p>0.678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318" calcext:value-type="float">
            <text:p>0.67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041" calcext:value-type="float">
            <text:p>0.679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774" calcext:value-type="float">
            <text:p>0.678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15" calcext:value-type="float">
            <text:p>0.678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212" calcext:value-type="float">
            <text:p>0.679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269" calcext:value-type="float">
            <text:p>0.67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7" calcext:value-type="float">
            <text:p>0.67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245" calcext:value-type="float">
            <text:p>0.678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845" calcext:value-type="float">
            <text:p>0.678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307" calcext:value-type="float">
            <text:p>0.67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924" calcext:value-type="float">
            <text:p>0.67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21" calcext:value-type="float">
            <text:p>0.67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438" calcext:value-type="float">
            <text:p>0.67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9354" calcext:value-type="float">
            <text:p>0.679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853" calcext:value-type="float">
            <text:p>0.678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38" calcext:value-type="float">
            <text:p>0.678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652" calcext:value-type="float">
            <text:p>0.678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1</text:p>
          </table:table-cell>
          <table:table-cell office:value-type="string" calcext:value-type="string">
            <text:p>My</text:p>
          </table:table-cell>
          <table:table-cell office:value-type="float" office:value="0.678852" calcext:value-type="float">
            <text:p>0.67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588" calcext:value-type="float">
            <text:p>0.344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086" calcext:value-type="float">
            <text:p>0.345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273" calcext:value-type="float">
            <text:p>0.34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563" calcext:value-type="float">
            <text:p>0.34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257" calcext:value-type="float">
            <text:p>0.34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6039" calcext:value-type="float">
            <text:p>0.346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6385" calcext:value-type="float">
            <text:p>0.346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643" calcext:value-type="float">
            <text:p>0.345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487" calcext:value-type="float">
            <text:p>0.34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286" calcext:value-type="float">
            <text:p>0.345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936" calcext:value-type="float">
            <text:p>0.34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619" calcext:value-type="float">
            <text:p>0.34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118" calcext:value-type="float">
            <text:p>0.34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323" calcext:value-type="float">
            <text:p>0.345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6628" calcext:value-type="float">
            <text:p>0.346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458" calcext:value-type="float">
            <text:p>0.345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181" calcext:value-type="float">
            <text:p>0.345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747" calcext:value-type="float">
            <text:p>0.345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116" calcext:value-type="float">
            <text:p>0.34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571" calcext:value-type="float">
            <text:p>0.34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4895" calcext:value-type="float">
            <text:p>0.34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798" calcext:value-type="float">
            <text:p>0.34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564" calcext:value-type="float">
            <text:p>0.345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825" calcext:value-type="float">
            <text:p>0.345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6539" calcext:value-type="float">
            <text:p>0.346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038" calcext:value-type="float">
            <text:p>0.345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66" calcext:value-type="float">
            <text:p>0.34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477" calcext:value-type="float">
            <text:p>0.34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819" calcext:value-type="float">
            <text:p>0.345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2</text:p>
          </table:table-cell>
          <table:table-cell office:value-type="string" calcext:value-type="string">
            <text:p>My</text:p>
          </table:table-cell>
          <table:table-cell office:value-type="float" office:value="0.345385" calcext:value-type="float">
            <text:p>0.34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002" calcext:value-type="float">
            <text:p>1.067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54" calcext:value-type="float">
            <text:p>1.06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962" calcext:value-type="float">
            <text:p>1.06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719" calcext:value-type="float">
            <text:p>1.06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484" calcext:value-type="float">
            <text:p>1.067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46" calcext:value-type="float">
            <text:p>1.06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414" calcext:value-type="float">
            <text:p>1.06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093" calcext:value-type="float">
            <text:p>1.067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578" calcext:value-type="float">
            <text:p>1.067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576" calcext:value-type="float">
            <text:p>1.06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425" calcext:value-type="float">
            <text:p>1.06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233" calcext:value-type="float">
            <text:p>1.067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371" calcext:value-type="float">
            <text:p>1.067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253" calcext:value-type="float">
            <text:p>1.067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072" calcext:value-type="float">
            <text:p>1.066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567" calcext:value-type="float">
            <text:p>1.067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209" calcext:value-type="float">
            <text:p>1.06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082" calcext:value-type="float">
            <text:p>1.067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475" calcext:value-type="float">
            <text:p>1.066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826" calcext:value-type="float">
            <text:p>1.06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431" calcext:value-type="float">
            <text:p>1.066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928" calcext:value-type="float">
            <text:p>1.066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484" calcext:value-type="float">
            <text:p>1.067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155" calcext:value-type="float">
            <text:p>1.067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62" calcext:value-type="float">
            <text:p>1.06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806" calcext:value-type="float">
            <text:p>1.066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172" calcext:value-type="float">
            <text:p>1.067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573" calcext:value-type="float">
            <text:p>1.066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7193" calcext:value-type="float">
            <text:p>1.067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T3</text:p>
          </table:table-cell>
          <table:table-cell office:value-type="string" calcext:value-type="string">
            <text:p>My</text:p>
          </table:table-cell>
          <table:table-cell office:value-type="float" office:value="1.06612" calcext:value-type="float">
            <text:p>1.06612</text:p>
          </table:table-cell>
          <table:table-cell table:number-columns-repeated="2"/>
        </table:table-row>
      </table:table>
      <table:table table:name="AVG" table:style-name="ta1"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verage - hv</text:p>
          </table:table-cell>
          <table:table-cell table:style-name="ce7" office:value-type="string" calcext:value-type="string">
            <text:p>algorithm</text:p>
          </table:table-cell>
          <table:table-cell table:style-name="ce13"/>
          <table:table-cell table:style-name="ce19"/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8" office:value-type="string" calcext:value-type="string">
            <text:p>C</text:p>
          </table:table-cell>
          <table:table-cell table:style-name="ce14" office:value-type="string" calcext:value-type="string">
            <text:p>My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ZDT1</text:p>
          </table:table-cell>
          <table:table-cell table:style-name="ce9" office:value-type="float" office:value="0.678120413793103" calcext:value-type="float">
            <text:p>0.6781204138</text:p>
          </table:table-cell>
          <table:table-cell table:style-name="ce15" office:value-type="float" office:value="0.6787773" calcext:value-type="float">
            <text:p>0.6787773</text:p>
          </table:table-cell>
          <table:table-cell table:style-name="ce21" office:value-type="float" office:value="0.678454423728813" calcext:value-type="float">
            <text:p>0.6784544237</text:p>
          </table:table-cell>
        </table:table-row>
        <table:table-row table:style-name="ro1">
          <table:table-cell office:value-type="string" calcext:value-type="string">
            <text:p>ZDT2</text:p>
          </table:table-cell>
          <table:table-cell table:style-name="ce10" office:value-type="float" office:value="0.344386034482759" calcext:value-type="float">
            <text:p>0.3443860345</text:p>
          </table:table-cell>
          <table:table-cell table:style-name="ce16" office:value-type="float" office:value="0.345529166666667" calcext:value-type="float">
            <text:p>0.3455291667</text:p>
          </table:table-cell>
          <table:table-cell table:style-name="ce22" office:value-type="float" office:value="0.344967288135593" calcext:value-type="float">
            <text:p>0.3449672881</text:p>
          </table:table-cell>
        </table:table-row>
        <table:table-row table:style-name="ro1">
          <table:table-cell office:value-type="string" calcext:value-type="string">
            <text:p>ZDT3</text:p>
          </table:table-cell>
          <table:table-cell table:style-name="ce11" office:value-type="float" office:value="1.06605751724138" calcext:value-type="float">
            <text:p>1.0660575172</text:p>
          </table:table-cell>
          <table:table-cell table:style-name="ce17" office:value-type="float" office:value="1.06706076666667" calcext:value-type="float">
            <text:p>1.0670607667</text:p>
          </table:table-cell>
          <table:table-cell table:style-name="ce23" office:value-type="float" office:value="1.0665676440678" calcext:value-type="float">
            <text:p>1.066567644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0.696187988505747" calcext:value-type="float">
            <text:p>0.6961879885</text:p>
          </table:table-cell>
          <table:table-cell table:style-name="ce18" office:value-type="float" office:value="0.697122411111111" calcext:value-type="float">
            <text:p>0.6971224111</text:p>
          </table:table-cell>
          <table:table-cell table:style-name="ce24" office:value-type="float" office:value="0.696663118644068" calcext:value-type="float">
            <text:p>0.6966631186</text:p>
          </table:table-cell>
        </table:table-row>
      </table:table>
      <table:named-expressions/>
      <table:data-pilot-tables>
        <table:data-pilot-table table:name="DataPilot1" table:application-data="" table:target-range-address="AVG.A1:AVG.D8" table:buttons="AVG.A1 AVG.A4 AVG.B3">
          <table:source-cell-range table:cell-range-address="Data.A1:Data.C178"/>
          <table:data-pilot-field table:source-field-name="algorithm" table:orientation="column" table:used-hierarchy="0" table:function="auto">
            <table:data-pilot-level table:show-empty="false">
              <table:data-pilot-members>
                <table:data-pilot-member table:name="C" table:display="true" table:show-details="true"/>
                <table:data-pilot-member table:name="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>
              <table:data-pilot-members>
                <table:data-pilot-member table:name="ZDT1" table:display="true" table:show-details="true"/>
                <table:data-pilot-member table:name="ZDT2" table:display="true" table:show-details="true"/>
                <table:data-pilot-member table:name="ZDT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hv" table:orientation="data" table:used-hierarchy="0" table:function="average">
            <table:data-pilot-level table:show-empty="false">
              <table:data-pilot-members>
                <table:data-pilot-member table:name="0.342998" table:display="true" table:show-details="true"/>
                <table:data-pilot-member table:name="0.343083" table:display="true" table:show-details="true"/>
                <table:data-pilot-member table:name="0.343303" table:display="true" table:show-details="true"/>
                <table:data-pilot-member table:name="0.343722" table:display="true" table:show-details="true"/>
                <table:data-pilot-member table:name="0.343769" table:display="true" table:show-details="true"/>
                <table:data-pilot-member table:name="0.343848" table:display="true" table:show-details="true"/>
                <table:data-pilot-member table:name="0.344091" table:display="true" table:show-details="true"/>
                <table:data-pilot-member table:name="0.344135" table:display="true" table:show-details="true"/>
                <table:data-pilot-member table:name="0.344156" table:display="true" table:show-details="true"/>
                <table:data-pilot-member table:name="0.344216" table:display="true" table:show-details="true"/>
                <table:data-pilot-member table:name="0.344289" table:display="true" table:show-details="true"/>
                <table:data-pilot-member table:name="0.344361" table:display="true" table:show-details="true"/>
                <table:data-pilot-member table:name="0.344441" table:display="true" table:show-details="true"/>
                <table:data-pilot-member table:name="0.344472" table:display="true" table:show-details="true"/>
                <table:data-pilot-member table:name="0.344516" table:display="true" table:show-details="true"/>
                <table:data-pilot-member table:name="0.344563" table:display="true" table:show-details="true"/>
                <table:data-pilot-member table:name="0.344588" table:display="true" table:show-details="true"/>
                <table:data-pilot-member table:name="0.344615" table:display="true" table:show-details="true"/>
                <table:data-pilot-member table:name="0.344642" table:display="true" table:show-details="true"/>
                <table:data-pilot-member table:name="0.344647" table:display="true" table:show-details="true"/>
                <table:data-pilot-member table:name="0.344731" table:display="true" table:show-details="true"/>
                <table:data-pilot-member table:name="0.344734" table:display="true" table:show-details="true"/>
                <table:data-pilot-member table:name="0.344761" table:display="true" table:show-details="true"/>
                <table:data-pilot-member table:name="0.344802" table:display="true" table:show-details="true"/>
                <table:data-pilot-member table:name="0.344895" table:display="true" table:show-details="true"/>
                <table:data-pilot-member table:name="0.345015" table:display="true" table:show-details="true"/>
                <table:data-pilot-member table:name="0.345038" table:display="true" table:show-details="true"/>
                <table:data-pilot-member table:name="0.345086" table:display="true" table:show-details="true"/>
                <table:data-pilot-member table:name="0.345116" table:display="true" table:show-details="true"/>
                <table:data-pilot-member table:name="0.345118" table:display="true" table:show-details="true"/>
                <table:data-pilot-member table:name="0.345181" table:display="true" table:show-details="true"/>
                <table:data-pilot-member table:name="0.345257" table:display="true" table:show-details="true"/>
                <table:data-pilot-member table:name="0.345263" table:display="true" table:show-details="true"/>
                <table:data-pilot-member table:name="0.345273" table:display="true" table:show-details="true"/>
                <table:data-pilot-member table:name="0.345274" table:display="true" table:show-details="true"/>
                <table:data-pilot-member table:name="0.345286" table:display="true" table:show-details="true"/>
                <table:data-pilot-member table:name="0.345323" table:display="true" table:show-details="true"/>
                <table:data-pilot-member table:name="0.345348" table:display="true" table:show-details="true"/>
                <table:data-pilot-member table:name="0.345385" table:display="true" table:show-details="true"/>
                <table:data-pilot-member table:name="0.345458" table:display="true" table:show-details="true"/>
                <table:data-pilot-member table:name="0.345477" table:display="true" table:show-details="true"/>
                <table:data-pilot-member table:name="0.345487" table:display="true" table:show-details="true"/>
                <table:data-pilot-member table:name="0.345564" table:display="true" table:show-details="true"/>
                <table:data-pilot-member table:name="0.345571" table:display="true" table:show-details="true"/>
                <table:data-pilot-member table:name="0.345643" table:display="true" table:show-details="true"/>
                <table:data-pilot-member table:name="0.34566" table:display="true" table:show-details="true"/>
                <table:data-pilot-member table:name="0.345747" table:display="true" table:show-details="true"/>
                <table:data-pilot-member table:name="0.345798" table:display="true" table:show-details="true"/>
                <table:data-pilot-member table:name="0.345819" table:display="true" table:show-details="true"/>
                <table:data-pilot-member table:name="0.345825" table:display="true" table:show-details="true"/>
                <table:data-pilot-member table:name="0.345936" table:display="true" table:show-details="true"/>
                <table:data-pilot-member table:name="0.346039" table:display="true" table:show-details="true"/>
                <table:data-pilot-member table:name="0.34619" table:display="true" table:show-details="true"/>
                <table:data-pilot-member table:name="0.346385" table:display="true" table:show-details="true"/>
                <table:data-pilot-member table:name="0.346539" table:display="true" table:show-details="true"/>
                <table:data-pilot-member table:name="0.346628" table:display="true" table:show-details="true"/>
                <table:data-pilot-member table:name="0.676635" table:display="true" table:show-details="true"/>
                <table:data-pilot-member table:name="0.677233" table:display="true" table:show-details="true"/>
                <table:data-pilot-member table:name="0.677412" table:display="true" table:show-details="true"/>
                <table:data-pilot-member table:name="0.677449" table:display="true" table:show-details="true"/>
                <table:data-pilot-member table:name="0.677458" table:display="true" table:show-details="true"/>
                <table:data-pilot-member table:name="0.677556" table:display="true" table:show-details="true"/>
                <table:data-pilot-member table:name="0.677738" table:display="true" table:show-details="true"/>
                <table:data-pilot-member table:name="0.677741" table:display="true" table:show-details="true"/>
                <table:data-pilot-member table:name="0.677854" table:display="true" table:show-details="true"/>
                <table:data-pilot-member table:name="0.677877" table:display="true" table:show-details="true"/>
                <table:data-pilot-member table:name="0.677889" table:display="true" table:show-details="true"/>
                <table:data-pilot-member table:name="0.678017" table:display="true" table:show-details="true"/>
                <table:data-pilot-member table:name="0.678018" table:display="true" table:show-details="true"/>
                <table:data-pilot-member table:name="0.678038" table:display="true" table:show-details="true"/>
                <table:data-pilot-member table:name="0.67814" table:display="true" table:show-details="true"/>
                <table:data-pilot-member table:name="0.678187" table:display="true" table:show-details="true"/>
                <table:data-pilot-member table:name="0.678213" table:display="true" table:show-details="true"/>
                <table:data-pilot-member table:name="0.678245" table:display="true" table:show-details="true"/>
                <table:data-pilot-member table:name="0.678264" table:display="true" table:show-details="true"/>
                <table:data-pilot-member table:name="0.678318" table:display="true" table:show-details="true"/>
                <table:data-pilot-member table:name="0.678393" table:display="true" table:show-details="true"/>
                <table:data-pilot-member table:name="0.678401" table:display="true" table:show-details="true"/>
                <table:data-pilot-member table:name="0.678411" table:display="true" table:show-details="true"/>
                <table:data-pilot-member table:name="0.678438" table:display="true" table:show-details="true"/>
                <table:data-pilot-member table:name="0.678554" table:display="true" table:show-details="true"/>
                <table:data-pilot-member table:name="0.678568" table:display="true" table:show-details="true"/>
                <table:data-pilot-member table:name="0.678569" table:display="true" table:show-details="true"/>
                <table:data-pilot-member table:name="0.678615" table:display="true" table:show-details="true"/>
                <table:data-pilot-member table:name="0.678617" table:display="true" table:show-details="true"/>
                <table:data-pilot-member table:name="0.678621" table:display="true" table:show-details="true"/>
                <table:data-pilot-member table:name="0.678638" table:display="true" table:show-details="true"/>
                <table:data-pilot-member table:name="0.678643" table:display="true" table:show-details="true"/>
                <table:data-pilot-member table:name="0.678652" table:display="true" table:show-details="true"/>
                <table:data-pilot-member table:name="0.67867" table:display="true" table:show-details="true"/>
                <table:data-pilot-member table:name="0.678713" table:display="true" table:show-details="true"/>
                <table:data-pilot-member table:name="0.678774" table:display="true" table:show-details="true"/>
                <table:data-pilot-member table:name="0.678776" table:display="true" table:show-details="true"/>
                <table:data-pilot-member table:name="0.678796" table:display="true" table:show-details="true"/>
                <table:data-pilot-member table:name="0.678801" table:display="true" table:show-details="true"/>
                <table:data-pilot-member table:name="0.678806" table:display="true" table:show-details="true"/>
                <table:data-pilot-member table:name="0.678826" table:display="true" table:show-details="true"/>
                <table:data-pilot-member table:name="0.678833" table:display="true" table:show-details="true"/>
                <table:data-pilot-member table:name="0.678845" table:display="true" table:show-details="true"/>
                <table:data-pilot-member table:name="0.678852" table:display="true" table:show-details="true"/>
                <table:data-pilot-member table:name="0.678853" table:display="true" table:show-details="true"/>
                <table:data-pilot-member table:name="0.678923" table:display="true" table:show-details="true"/>
                <table:data-pilot-member table:name="0.678924" table:display="true" table:show-details="true"/>
                <table:data-pilot-member table:name="0.678997" table:display="true" table:show-details="true"/>
                <table:data-pilot-member table:name="0.678999" table:display="true" table:show-details="true"/>
                <table:data-pilot-member table:name="0.679036" table:display="true" table:show-details="true"/>
                <table:data-pilot-member table:name="0.679041" table:display="true" table:show-details="true"/>
                <table:data-pilot-member table:name="0.679097" table:display="true" table:show-details="true"/>
                <table:data-pilot-member table:name="0.679188" table:display="true" table:show-details="true"/>
                <table:data-pilot-member table:name="0.679212" table:display="true" table:show-details="true"/>
                <table:data-pilot-member table:name="0.679269" table:display="true" table:show-details="true"/>
                <table:data-pilot-member table:name="0.679307" table:display="true" table:show-details="true"/>
                <table:data-pilot-member table:name="0.679354" table:display="true" table:show-details="true"/>
                <table:data-pilot-member table:name="1.064791" table:display="true" table:show-details="true"/>
                <table:data-pilot-member table:name="1.065047" table:display="true" table:show-details="true"/>
                <table:data-pilot-member table:name="1.065223" table:display="true" table:show-details="true"/>
                <table:data-pilot-member table:name="1.065255" table:display="true" table:show-details="true"/>
                <table:data-pilot-member table:name="1.065569" table:display="true" table:show-details="true"/>
                <table:data-pilot-member table:name="1.065588" table:display="true" table:show-details="true"/>
                <table:data-pilot-member table:name="1.0656" table:display="true" table:show-details="true"/>
                <table:data-pilot-member table:name="1.065625" table:display="true" table:show-details="true"/>
                <table:data-pilot-member table:name="1.065698" table:display="true" table:show-details="true"/>
                <table:data-pilot-member table:name="1.065761" table:display="true" table:show-details="true"/>
                <table:data-pilot-member table:name="1.065904" table:display="true" table:show-details="true"/>
                <table:data-pilot-member table:name="1.065938" table:display="true" table:show-details="true"/>
                <table:data-pilot-member table:name="1.065947" table:display="true" table:show-details="true"/>
                <table:data-pilot-member table:name="1.065996" table:display="true" table:show-details="true"/>
                <table:data-pilot-member table:name="1.066026" table:display="true" table:show-details="true"/>
                <table:data-pilot-member table:name="1.066067" table:display="true" table:show-details="true"/>
                <table:data-pilot-member table:name="1.066072" table:display="true" table:show-details="true"/>
                <table:data-pilot-member table:name="1.066097" table:display="true" table:show-details="true"/>
                <table:data-pilot-member table:name="1.06612" table:display="true" table:show-details="true"/>
                <table:data-pilot-member table:name="1.066414" table:display="true" table:show-details="true"/>
                <table:data-pilot-member table:name="1.066431" table:display="true" table:show-details="true"/>
                <table:data-pilot-member table:name="1.066443" table:display="true" table:show-details="true"/>
                <table:data-pilot-member table:name="1.066456" table:display="true" table:show-details="true"/>
                <table:data-pilot-member table:name="1.066475" table:display="true" table:show-details="true"/>
                <table:data-pilot-member table:name="1.066485" table:display="true" table:show-details="true"/>
                <table:data-pilot-member table:name="1.06657" table:display="true" table:show-details="true"/>
                <table:data-pilot-member table:name="1.066573" table:display="true" table:show-details="true"/>
                <table:data-pilot-member table:name="1.066643" table:display="true" table:show-details="true"/>
                <table:data-pilot-member table:name="1.066649" table:display="true" table:show-details="true"/>
                <table:data-pilot-member table:name="1.066719" table:display="true" table:show-details="true"/>
                <table:data-pilot-member table:name="1.066806" table:display="true" table:show-details="true"/>
                <table:data-pilot-member table:name="1.066826" table:display="true" table:show-details="true"/>
                <table:data-pilot-member table:name="1.066928" table:display="true" table:show-details="true"/>
                <table:data-pilot-member table:name="1.066944" table:display="true" table:show-details="true"/>
                <table:data-pilot-member table:name="1.066962" table:display="true" table:show-details="true"/>
                <table:data-pilot-member table:name="1.067002" table:display="true" table:show-details="true"/>
                <table:data-pilot-member table:name="1.067069" table:display="true" table:show-details="true"/>
                <table:data-pilot-member table:name="1.067076" table:display="true" table:show-details="true"/>
                <table:data-pilot-member table:name="1.067082" table:display="true" table:show-details="true"/>
                <table:data-pilot-member table:name="1.067093" table:display="true" table:show-details="true"/>
                <table:data-pilot-member table:name="1.067133" table:display="true" table:show-details="true"/>
                <table:data-pilot-member table:name="1.067155" table:display="true" table:show-details="true"/>
                <table:data-pilot-member table:name="1.067172" table:display="true" table:show-details="true"/>
                <table:data-pilot-member table:name="1.067193" table:display="true" table:show-details="true"/>
                <table:data-pilot-member table:name="1.067209" table:display="true" table:show-details="true"/>
                <table:data-pilot-member table:name="1.067233" table:display="true" table:show-details="true"/>
                <table:data-pilot-member table:name="1.067253" table:display="true" table:show-details="true"/>
                <table:data-pilot-member table:name="1.067371" table:display="true" table:show-details="true"/>
                <table:data-pilot-member table:name="1.067425" table:display="true" table:show-details="true"/>
                <table:data-pilot-member table:name="1.06746" table:display="true" table:show-details="true"/>
                <table:data-pilot-member table:name="1.067484" table:display="true" table:show-details="true"/>
                <table:data-pilot-member table:name="1.06754" table:display="true" table:show-details="true"/>
                <table:data-pilot-member table:name="1.067567" table:display="true" table:show-details="true"/>
                <table:data-pilot-member table:name="1.067576" table:display="true" table:show-details="true"/>
                <table:data-pilot-member table:name="1.067578" table:display="true" table:show-details="true"/>
                <table:data-pilot-member table:name="1.067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2:30:57.89875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43:40.102181662</meta:creation-date>
    <dc:date>2016-01-26T15:54:33.741122753</dc:date>
    <meta:editing-duration>PT7M22S</meta:editing-duration>
    <meta:editing-cycles>3</meta:editing-cycles>
    <meta:generator>LibreOffice/4.2.8.2$Linux_X86_64 LibreOffice_project/420m0$Build-2</meta:generator>
    <meta:document-statistic meta:table-count="2" meta:cell-count="557" meta:object-count="0"/>
  </office:meta>
</office:document-meta>
</file>